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ira Code" svg:font-family="'Fira Code'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style:snap-to-layout-grid="false"/>
    </style:style>
    <style:style style:name="P12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3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4" style:family="paragraph" style:parent-style-name="Preformatted_20_Text">
      <loext:graphic-properties draw:fill="solid" draw:fill-color="#263238" draw:opacity="100%"/>
      <style:paragraph-properties fo:background-color="#263238"/>
      <style:text-properties fo:color="#c3cee3" style:font-name="Fira Code"/>
    </style:style>
    <style:style style:name="P15" style:family="paragraph" style:parent-style-name="Preformatted_20_Text">
      <loext:graphic-properties draw:fill="solid" draw:fill-color="#263238" draw:opacity="100%"/>
      <style:paragraph-properties fo:background-color="#263238"/>
      <style:text-properties fo:color="#c3cee3"/>
    </style:style>
    <style:style style:name="P16" style:family="paragraph" style:parent-style-name="Preformatted_20_Text">
      <loext:graphic-properties draw:fill="solid" draw:fill-color="#263238" draw:opacity="100%"/>
      <style:paragraph-properties fo:background-color="#263238"/>
      <style:text-properties fo:color="#89ddff" style:font-name="Fira Code"/>
    </style:style>
    <style:style style:name="P17" style:family="paragraph" style:parent-style-name="Preformatted_20_Text">
      <loext:graphic-properties draw:fill="solid" draw:fill-color="#263238" draw:opacity="100%"/>
      <style:paragraph-properties fo:margin-top="0cm" fo:margin-bottom="0.499cm" loext:contextual-spacing="false" fo:background-color="#263238"/>
      <style:text-properties fo:color="#89ddff" style:font-name="Fira Code"/>
    </style:style>
    <style:style style:name="P18" style:family="paragraph" style:parent-style-name="Preformatted_20_Text">
      <style:paragraph-properties fo:margin-left="0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82a9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792ea" fo:font-style="italic"/>
    </style:style>
    <style:style style:name="T7" style:family="text">
      <style:text-properties fo:color="#c792ea" style:font-name="Fira Code" fo:font-style="italic"/>
    </style:style>
    <style:style style:name="T8" style:family="text">
      <style:text-properties fo:color="#89ddff"/>
    </style:style>
    <style:style style:name="T9" style:family="text">
      <style:text-properties fo:color="#89ddff" style:font-name="Fira Code"/>
    </style:style>
    <style:style style:name="T10" style:family="text">
      <style:text-properties fo:color="#ffcb6b"/>
    </style:style>
    <style:style style:name="T11" style:family="text">
      <style:text-properties fo:color="#ffcb6b" style:font-name="Fira Code"/>
    </style:style>
    <style:style style:name="T12" style:family="text">
      <style:text-properties style:font-name="Fira Code"/>
    </style:style>
    <style:style style:name="T13" style:family="text">
      <style:text-properties fo:color="#eeffff" style:font-name="Fira Code"/>
    </style:style>
    <style:style style:name="T14" style:family="text">
      <style:text-properties fo:color="#eeffff" style:font-name="Fira Code" fo:font-style="italic"/>
    </style:style>
    <style:style style:name="T15" style:family="text">
      <style:text-properties fo:color="#f78c6c" style:font-name="Fira Code"/>
    </style:style>
    <style:style style:name="T16" style:family="text">
      <style:text-properties fo:color="#82aaff" style:font-name="Fira Code" fo:font-style="italic"/>
    </style:style>
    <style:style style:name="T17" style:family="text">
      <style:text-properties fo:color="#c3cee3" style:font-name="Fira Code"/>
    </style:style>
    <style:style style:name="T18" style:family="text">
      <style:text-properties officeooo:rsid="000982a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Fitxer SQL:</text:p>
          </table:table-cell>
          <table:table-cell table:style-name="Tabla1.B1" office:value-type="string">
            <text:p text:style-name="P11"/>
          </table:table-cell>
        </table:table-row>
        <table:table-row table:style-name="Tabla1.2">
          <table:table-cell table:style-name="Tabla1.A2" table:number-columns-spanned="2" office:value-type="string">
            <text:p text:style-name="P12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8"><text:span text:style-name="T17">lls</text:span><text:span text:style-name="T9">;</text:span></text:p>
            <text:p text:style-name="P14"><text:span text:style-name="T6">create </text:span>database bSkills<text:span text:style-name="T8">;</text:span></text:p>
            <text:p text:style-name="P14">use bSkills<text:span text:style-name="T8">;</text:span></text:p>
            <text:p text:style-name="P14"><text:span text:style-name="T6">create table </text:span><text:span text:style-name="T10">foto </text:span><text:span text:style-name="T8">(</text:span></text:p>
            <text:p text:style-name="P15"><text:span text:style-name="T8"><text:s text:c="2"/></text:span><text:span text:style-name="T13">id <text:s text:c="2"/>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4">name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path </text:span><text:span text:style-name="T12">text </text:span><text:span text:style-name="T7">not null</text:span></text:p>
            <text:p text:style-name="P16">);</text:p>
            <text:p text:style-name="P14"><text:span text:style-name="T6">create table </text:span><text:span text:style-name="T10">idioma </text:span><text:span text:style-name="T8">(</text:span></text:p>
            <text:p text:style-name="P15"><text:span text:style-name="T8"><text:s text:c="2"/></text:span><text:span text:style-name="T13">id <text:s/>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7">varchar</text:span><text:span text:style-name="T9">(</text:span><text:span text:style-name="T15">200</text:span><text:span text:style-name="T9">) </text:span><text:span text:style-name="T7">not null</text:span></text:p>
            <text:p text:style-name="P16">);</text:p>
            <text:p text:style-name="P14"><text:span text:style-name="T6">create table </text:span><text:span text:style-name="T10">tipo_vacances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/text:p>
            <text:p text:style-name="P16">);</text:p>
            <text:p text:style-name="P14"><text:span text:style-name="T6">create table </text:span><text:span text:style-name="T10">tipo_vacances_has_idioma </text:span><text:span text:style-name="T8">(</text:span></text:p>
            <text:p text:style-name="P15"><text:span text:style-name="T8"><text:s text:c="2"/></text:span><text:span text:style-name="T13">idTipo_vacances </text:span><text:span text:style-name="T7">int not null </text:span><text:span text:style-name="T9">,</text:span></text:p>
            <text:p text:style-name="P15"><text:span text:style-name="T8"><text:s text:c="2"/></text:span><text:span text:style-name="T13">idIdioma </text:span><text:span text:style-name="T7">int not null</text:span><text:span text:style-name="T9">,</text:span></text:p>
            <text:p text:style-name="P15"><text:span text:style-name="T8"><text:s text:c="2"/></text:span><text:span text:style-name="T7">primary key </text:span><text:span text:style-name="T9">(</text:span><text:span text:style-name="T13">idTipo_vacances</text:span><text:span text:style-name="T9">, </text:span><text:span text:style-name="T13">idIdioma</text:span><text:span text:style-name="T9">),</text:span></text:p>
            <text:p text:style-name="P15"><text:span text:style-name="T8"><text:s text:c="2"/></text:span><text:span text:style-name="T7">foreign key </text:span><text:span text:style-name="T9">(</text:span><text:span text:style-name="T13">idTipo_vacances</text:span><text:span text:style-name="T9">) </text:span><text:span text:style-name="T7">references </text:span><text:span text:style-name="T11">tipo_vacances</text:span><text:span text:style-name="T9">(</text:span><text:span text:style-name="T13">id</text:span><text:span text:style-name="T9">) 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Idioma</text:span><text:span text:style-name="T9">) </text:span><text:span text:style-name="T7">references </text:span><text:span text:style-name="T11">idiom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tipo_vivend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/text:p>
            <text:p text:style-name="P16">);</text:p>
            <text:p text:style-name="P14"><text:span text:style-name="T6">create table </text:span><text:span text:style-name="T10">tipo_vivenda_has_idioma </text:span><text:span text:style-name="T8">(</text:span></text:p>
            <text:p text:style-name="P15"><text:span text:style-name="T8"><text:s text:c="2"/></text:span><text:span text:style-name="T13">idTipo_vivenda </text:span><text:span text:style-name="T7">int not null </text:span><text:span text:style-name="T9">,</text:span></text:p>
            <text:p text:style-name="P15"><text:span text:style-name="T8"><text:s text:c="2"/></text:span><text:span text:style-name="T13">idIdioma </text:span><text:span text:style-name="T7">int not null</text:span><text:span text:style-name="T9">,</text:span></text:p>
            <text:p text:style-name="P15"><text:span text:style-name="T8"><text:s text:c="2"/></text:span><text:span text:style-name="T7">primary key </text:span><text:span text:style-name="T9">(</text:span><text:span text:style-name="T13">idTipo_vivenda</text:span><text:span text:style-name="T9">, </text:span><text:span text:style-name="T13">idIdioma</text:span><text:span text:style-name="T9">),</text:span></text:p>
            <text:p text:style-name="P15"><text:span text:style-name="T8"><text:s text:c="2"/></text:span><text:span text:style-name="T7">foreign key </text:span><text:span text:style-name="T9">(</text:span><text:span text:style-name="T13">idTipo_vivenda</text:span><text:span text:style-name="T9">) </text:span><text:span text:style-name="T7">references </text:span><text:span text:style-name="T11">tipo_vivenda</text:span><text:span text:style-name="T9">(</text:span><text:span text:style-name="T13">id</text:span><text:span text:style-name="T9">) 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Idioma</text:span><text:span text:style-name="T9">) </text:span><text:span text:style-name="T7">references </text:span><text:span text:style-name="T11">idiom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serveis </text:span><text:span text:style-name="T8">(</text:span></text:p>
            <text:p text:style-name="P15"><text:span text:style-name="T8"><text:s text:c="2"/></text:span><text:span text:style-name="T13">id </text:span><text:span text:style-name="T7">int primary key <text:s/></text:span><text:span text:style-name="T12">auto_increment</text:span></text:p>
            <text:p text:style-name="P16">);</text:p>
            <text:p text:style-name="P14"><text:span text:style-name="T6">create table </text:span><text:span text:style-name="T10">serveis_has_idioma </text:span><text:span text:style-name="T8">(</text:span></text:p>
            <text:p text:style-name="P15"><text:span text:style-name="T8"><text:s text:c="2"/></text:span><text:span text:style-name="T13">idServei </text:span><text:span text:style-name="T7">int not null</text:span><text:span text:style-name="T9">,</text:span></text:p>
            <text:p text:style-name="P15"><text:span text:style-name="T8"><text:s text:c="2"/></text:span><text:span text:style-name="T13">idIdioma </text:span><text:span text:style-name="T7">int not null</text:span><text:span text:style-name="T9">,</text:span></text:p>
            <text:p text:style-name="P15"><text:span text:style-name="T8"><text:s text:c="2"/></text:span><text:span text:style-name="T7">primary key </text:span><text:span text:style-name="T9">(</text:span><text:span text:style-name="T13">idServei</text:span><text:span text:style-name="T9">, </text:span><text:span text:style-name="T13">idIdioma</text:span><text:span text:style-name="T9">),</text:span></text:p>
            <text:p text:style-name="P15"><text:span text:style-name="T8"><text:s text:c="2"/></text:span><text:span text:style-name="T7">foreign key </text:span><text:span text:style-name="T9">(</text:span><text:span text:style-name="T13">idServei</text:span><text:span text:style-name="T9">) </text:span><text:span text:style-name="T7">references </text:span><text:span text:style-name="T11">tipo_vivenda</text:span><text:span text:style-name="T9">(</text:span><text:span text:style-name="T13">id</text:span><text:span text:style-name="T9">) 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Idioma</text:span><text:span text:style-name="T9">) </text:span><text:span text:style-name="T7">references </text:span><text:span text:style-name="T11">idiom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tarif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fechaInici </text:span><text:span text:style-name="T7">timestamp not null</text:span><text:span text:style-name="T9">,</text:span></text:p>
            <text:p text:style-name="P15"><text:span text:style-name="T8"><text:s text:c="2"/></text:span><text:span text:style-name="T13">fechaFi </text:span><text:span text:style-name="T7">timestamp not null</text:span><text:span text:style-name="T9">,</text:span></text:p>
            <text:p text:style-name="P15"><text:span text:style-name="T8"><text:s text:c="2"/></text:span><text:span text:style-name="T13">preu </text:span><text:span text:style-name="T7">double</text:span></text:p>
            <text:p text:style-name="P16"><text:soft-page-break/>);</text:p>
            <text:p text:style-name="P14"><text:span text:style-name="T6">create table </text:span><text:span text:style-name="T10">categori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idTarifa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Tarifa</text:span><text:span text:style-name="T9">) </text:span><text:span text:style-name="T7">references </text:span><text:span text:style-name="T11">tarif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person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primer_llinatge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segon_llinatge </text:span><text:span text:style-name="T12">text</text:span><text:span text:style-name="T9">,</text:span></text:p>
            <text:p text:style-name="P15"><text:span text:style-name="T8"><text:s text:c="2"/></text:span><text:span text:style-name="T13">email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password </text:span><text:span text:style-name="T12">text </text:span><text:span text:style-name="T7">not null</text:span></text:p>
            <text:p text:style-name="P16">);</text:p>
            <text:p text:style-name="P14"><text:span text:style-name="T6">create table </text:span><text:span text:style-name="T10">usuari </text:span><text:span text:style-name="T8">(</text:span></text:p>
            <text:p text:style-name="P15"><text:span text:style-name="T8"><text:s text:c="2"/></text:span><text:span text:style-name="T13">id </text:span><text:span text:style-name="T7">int primary key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</text:span><text:span text:style-name="T9">) </text:span><text:span text:style-name="T7">references </text:span><text:span text:style-name="T11">person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propietari </text:span><text:span text:style-name="T8">(</text:span></text:p>
            <text:p text:style-name="P15"><text:span text:style-name="T8"><text:s text:c="2"/></text:span><text:span text:style-name="T13">id </text:span><text:span text:style-name="T7">int primary key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</text:span><text:span text:style-name="T9">) </text:span><text:span text:style-name="T7">references </text:span><text:span text:style-name="T11">persona</text:span><text:span text:style-name="T9">(</text:span><text:span text:style-name="T13">id</text:span><text:span text:style-name="T9">) 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ill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/text:p>
            <text:p text:style-name="P16">);</text:p>
            <text:p text:style-name="P14"><text:span text:style-name="T6">create table </text:span><text:span text:style-name="T10">vivend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municipi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adresa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valoracio </text:span><text:span text:style-name="T7">int not null</text:span><text:span text:style-name="T9">,</text:span></text:p>
            <text:p text:style-name="P15"><text:span text:style-name="T8"><text:s text:c="2"/></text:span><text:span text:style-name="T13">nPersones </text:span><text:span text:style-name="T7">int not null</text:span><text:span text:style-name="T9">,</text:span></text:p>
            <text:p text:style-name="P15"><text:span text:style-name="T8"><text:s text:c="2"/></text:span><text:span text:style-name="T13">nHabitacions </text:span><text:span text:style-name="T7">int not null</text:span><text:span text:style-name="T9">,</text:span></text:p>
            <text:p text:style-name="P15"><text:span text:style-name="T8"><text:s text:c="2"/></text:span><text:span text:style-name="T13">nLlits </text:span><text:span text:style-name="T7">int not null</text:span><text:span text:style-name="T9">,</text:span></text:p>
            <text:p text:style-name="P15"><text:span text:style-name="T8"><text:s text:c="2"/></text:span><text:span text:style-name="T13">nBanys </text:span><text:span text:style-name="T7">int not null</text:span><text:span text:style-name="T9">,</text:span></text:p>
            <text:p text:style-name="P15"><text:span text:style-name="T8"><text:s text:c="2"/></text:span><text:span text:style-name="T13">destacat </text:span><text:span text:style-name="T12">boolean </text:span><text:span text:style-name="T7">not null</text:span><text:span text:style-name="T9">,</text:span></text:p>
            <text:p text:style-name="P15"><text:span text:style-name="T8"><text:s text:c="2"/></text:span><text:span text:style-name="T13">idTipoVacance </text:span><text:span text:style-name="T7">int not null</text:span><text:span text:style-name="T9">,</text:span></text:p>
            <text:p text:style-name="P15"><text:span text:style-name="T8"><text:s text:c="2"/></text:span><text:span text:style-name="T13">idPropietari </text:span><text:span text:style-name="T7">int not null</text:span><text:span text:style-name="T9">,</text:span></text:p>
            <text:p text:style-name="P15"><text:span text:style-name="T8"><text:s text:c="2"/></text:span><text:span text:style-name="T13">idTipoVivenda </text:span><text:span text:style-name="T7">int not null</text:span><text:span text:style-name="T9">,</text:span></text:p>
            <text:p text:style-name="P15"><text:span text:style-name="T8"><text:s text:c="2"/></text:span><text:span text:style-name="T13">idIlla </text:span><text:span text:style-name="T7">int not null</text:span><text:span text:style-name="T9">,</text:span></text:p>
            <text:p text:style-name="P15"><text:span text:style-name="T8"><text:s text:c="2"/></text:span><text:span text:style-name="T13">idCategoria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TipoVacance</text:span><text:span text:style-name="T9">) </text:span><text:span text:style-name="T7">references </text:span><text:span text:style-name="T11">tipo_vacances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TipoVivenda</text:span><text:span text:style-name="T9">) </text:span><text:span text:style-name="T7">references </text:span><text:span text:style-name="T11">tipo_vivend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Illa</text:span><text:span text:style-name="T9">) </text:span><text:span text:style-name="T7">references </text:span><text:span text:style-name="T11">ill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Propietari</text:span><text:span text:style-name="T9">) </text:span><text:span text:style-name="T7">references </text:span><text:span text:style-name="T11">propietari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Categoria</text:span><text:span text:style-name="T9">) </text:span><text:span text:style-name="T7">references </text:span><text:span text:style-name="T11">categoria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vivenda_has_idioma </text:span><text:span text:style-name="T8">(</text:span></text:p>
            <text:p text:style-name="P15"><text:span text:style-name="T8"><text:s text:c="2"/></text:span><text:span text:style-name="T13">idVivenda </text:span><text:span text:style-name="T7">int not null</text:span><text:span text:style-name="T9">,</text:span></text:p>
            <text:p text:style-name="P15"><text:span text:style-name="T8"><text:s text:c="2"/></text:span><text:span text:style-name="T13">idIdioma </text:span><text:span text:style-name="T7">int not null</text:span><text:span text:style-name="T9">,</text:span></text:p>
            <text:p text:style-name="P15"><text:soft-page-break/><text:span text:style-name="T8"><text:s text:c="2"/></text:span><text:span text:style-name="T7">foreign key </text:span><text:span text:style-name="T9">(</text:span><text:span text:style-name="T13">idVivenda</text:span><text:span text:style-name="T9">) </text:span><text:span text:style-name="T7">references </text:span><text:span text:style-name="T11">vivend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Idioma</text:span><text:span text:style-name="T9">) </text:span><text:span text:style-name="T7">references </text:span><text:span text:style-name="T11">idioma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vivenda_has_foto </text:span><text:span text:style-name="T8">(</text:span></text:p>
            <text:p text:style-name="P15"><text:span text:style-name="T8"><text:s text:c="2"/></text:span><text:span text:style-name="T13">idVivenda </text:span><text:span text:style-name="T7">int not null</text:span><text:span text:style-name="T9">,</text:span></text:p>
            <text:p text:style-name="P15"><text:span text:style-name="T8"><text:s text:c="2"/></text:span><text:span text:style-name="T13">idFoto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Vivenda</text:span><text:span text:style-name="T9">) </text:span><text:span text:style-name="T7">references </text:span><text:span text:style-name="T11">vivend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Foto</text:span><text:span text:style-name="T9">) </text:span><text:span text:style-name="T7">references </text:span><text:span text:style-name="T11">foto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serveis_has_foto </text:span><text:span text:style-name="T8">(</text:span></text:p>
            <text:p text:style-name="P15"><text:span text:style-name="T8"><text:s text:c="2"/></text:span><text:span text:style-name="T13">idVivenda </text:span><text:span text:style-name="T7">int not null</text:span><text:span text:style-name="T9">,</text:span></text:p>
            <text:p text:style-name="P15"><text:span text:style-name="T8"><text:s text:c="2"/></text:span><text:span text:style-name="T13">idServeis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Vivenda</text:span><text:span text:style-name="T9">) </text:span><text:span text:style-name="T7">references </text:span><text:span text:style-name="T11">vivend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Serveis</text:span><text:span text:style-name="T9">) </text:span><text:span text:style-name="T7">references </text:span><text:span text:style-name="T11">serveis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comentari </text:span><text:span text:style-name="T8">(</text:span></text:p>
            <text:p text:style-name="P15"><text:span text:style-name="T8"><text:s text:c="2"/></text:span><text:span text:style-name="T13">id </text:span><text:span text:style-name="T7">int not null</text:span><text:span text:style-name="T9">,</text:span></text:p>
            <text:p text:style-name="P15"><text:span text:style-name="T8"><text:s text:c="2"/></text:span><text:span text:style-name="T13">comentari </text:span><text:span text:style-name="T12">text </text:span><text:span text:style-name="T7">not null</text:span><text:span text:style-name="T9">,</text:span></text:p>
            <text:p text:style-name="P15"><text:span text:style-name="T8"><text:s text:c="2"/></text:span><text:span text:style-name="T13">valoracio </text:span><text:span text:style-name="T7">int not null</text:span><text:span text:style-name="T9">,</text:span></text:p>
            <text:p text:style-name="P15"><text:span text:style-name="T8"><text:s text:c="2"/></text:span><text:span text:style-name="T14">timestamp </text:span><text:span text:style-name="T7">timestamp default </text:span><text:span text:style-name="T16">current_timestamp</text:span><text:span text:style-name="T9">,</text:span></text:p>
            <text:p text:style-name="P15"><text:span text:style-name="T8"><text:s text:c="2"/></text:span><text:span text:style-name="T13">valid </text:span><text:span text:style-name="T12">boolean </text:span><text:span text:style-name="T7">not null</text:span><text:span text:style-name="T9">,</text:span></text:p>
            <text:p text:style-name="P15"><text:span text:style-name="T8"><text:s text:c="2"/></text:span><text:span text:style-name="T13">idUsuari </text:span><text:span text:style-name="T7">int not null</text:span><text:span text:style-name="T9">,</text:span></text:p>
            <text:p text:style-name="P15"><text:span text:style-name="T8"><text:s text:c="2"/></text:span><text:span text:style-name="T13">idVivenda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Usuari</text:span><text:span text:style-name="T9">) </text:span><text:span text:style-name="T7">references </text:span><text:span text:style-name="T11">usuari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Vivenda</text:span><text:span text:style-name="T9">) </text:span><text:span text:style-name="T7">references </text:span><text:span text:style-name="T11">vivenda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6">);</text:p>
            <text:p text:style-name="P14"><text:span text:style-name="T6">create table </text:span><text:span text:style-name="T10">estat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nom </text:span><text:span text:style-name="T12">text </text:span><text:span text:style-name="T7">not null</text:span></text:p>
            <text:p text:style-name="P16">);</text:p>
            <text:p text:style-name="P14"><text:span text:style-name="T6">create table </text:span><text:span text:style-name="T10">reserva </text:span><text:span text:style-name="T8">(</text:span></text:p>
            <text:p text:style-name="P15"><text:span text:style-name="T8"><text:s text:c="2"/></text:span><text:span text:style-name="T13">id </text:span><text:span text:style-name="T7">int primary key </text:span><text:span text:style-name="T12">auto_increment</text:span><text:span text:style-name="T9">,</text:span></text:p>
            <text:p text:style-name="P15"><text:span text:style-name="T8"><text:s text:c="2"/></text:span><text:span text:style-name="T13">entrada </text:span><text:span text:style-name="T7">date not null</text:span><text:span text:style-name="T9">,</text:span></text:p>
            <text:p text:style-name="P15"><text:span text:style-name="T8"><text:s text:c="2"/></text:span><text:span text:style-name="T13">sortida </text:span><text:span text:style-name="T7">date not null</text:span><text:span text:style-name="T9">,</text:span></text:p>
            <text:p text:style-name="P15"><text:span text:style-name="T8"><text:s text:c="2"/></text:span><text:span text:style-name="T13">preu </text:span><text:span text:style-name="T7">double not null</text:span><text:span text:style-name="T9">,</text:span></text:p>
            <text:p text:style-name="P15"><text:span text:style-name="T8"><text:s text:c="2"/></text:span><text:span text:style-name="T13">fechaReserva </text:span><text:span text:style-name="T7">timestamp not null</text:span><text:span text:style-name="T9">,</text:span></text:p>
            <text:p text:style-name="P15"><text:span text:style-name="T8"><text:s text:c="2"/></text:span><text:span text:style-name="T13">confirmacion </text:span><text:span text:style-name="T12">boolean </text:span><text:span text:style-name="T7">not null</text:span><text:span text:style-name="T9">,</text:span></text:p>
            <text:p text:style-name="P15"><text:span text:style-name="T8"><text:s text:c="2"/></text:span><text:span text:style-name="T13">idVivenda </text:span><text:span text:style-name="T7">int not null</text:span><text:span text:style-name="T9">,</text:span></text:p>
            <text:p text:style-name="P15"><text:span text:style-name="T8"><text:s text:c="2"/></text:span><text:span text:style-name="T13">idUsuari </text:span><text:span text:style-name="T7">int not null</text:span><text:span text:style-name="T9">,</text:span></text:p>
            <text:p text:style-name="P15"><text:span text:style-name="T8"><text:s text:c="2"/></text:span><text:span text:style-name="T13">idEstat </text:span><text:span text:style-name="T7">int not null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Vivenda</text:span><text:span text:style-name="T9">) </text:span><text:span text:style-name="T7">references </text:span><text:span text:style-name="T11">vivenda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Estat</text:span><text:span text:style-name="T9">) </text:span><text:span text:style-name="T7">references </text:span><text:span text:style-name="T11">estat</text:span><text:span text:style-name="T9">(</text:span><text:span text:style-name="T13">id</text:span><text:span text:style-name="T9">) <text:s/></text:span><text:span text:style-name="T7">on update cascade on delete no action</text:span><text:span text:style-name="T9">,</text:span></text:p>
            <text:p text:style-name="P15"><text:span text:style-name="T8"><text:s text:c="2"/></text:span><text:span text:style-name="T7">foreign key </text:span><text:span text:style-name="T9">(</text:span><text:span text:style-name="T13">idUsuari</text:span><text:span text:style-name="T9">) </text:span><text:span text:style-name="T7">references </text:span><text:span text:style-name="T11">usuari</text:span><text:span text:style-name="T9">(</text:span><text:span text:style-name="T13">id</text:span><text:span text:style-name="T9">) <text:s/></text:span><text:span text:style-name="T7">on update cascade on delete no action</text:span></text:p>
            <text:p text:style-name="P17">);</text:p>
            <text:p text:style-name="P13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Fira Code" svg:font-family="'Fira Code'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982a9" style:font-weight-asian="bold" style:font-weight-complex="bold"/>
    </style:style>
    <style:style style:name="MT3" style:family="text">
      <style:text-properties officeooo:rsid="000982a9"/>
    </style:style>
    <style:style style:name="MT4" style:family="text">
      <style:text-properties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2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: </text:span><text:span text:style-name="MT2">Joan Fornés Rayó</text:span></text:p>
        <text:p text:style-name="MP3"><text:span text:style-name="MT1">Centre</text:span>:<text:span text:style-name="MT3">IES Manacor</text:span></text:p>
      </style:header>
      <style:footer>
        <text:p text:style-name="MP4"><text:span text:style-name="MT4">Campionat Balearskills Disseny Web 2018/19</text:span></text:p>
        <text:p text:style-name="MP5">DOC_C02 – Fitxer SQL de la BBDD.</text:p>
        <text:p text:style-name="MP6"><text:span text:style-name="Page_20_Number"><text:span text:style-name="MT5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6:09:40.633897308</dc:date>
    <meta:print-date>2011-12-12T12:04:00</meta:print-date>
    <meta:editing-cycles>18</meta:editing-cycles>
    <meta:editing-duration>PT1H50M21S</meta:editing-duration>
    <meta:generator>LibreOffice/6.0.6.2$Linux_X86_64 LibreOffice_project/00m0$Build-2</meta:generator>
    <meta:document-statistic meta:table-count="1" meta:image-count="1" meta:object-count="0" meta:page-count="3" meta:paragraph-count="151" meta:word-count="741" meta:character-count="4982" meta:non-whitespace-character-count="4173"/>
  </office:meta>
</office:document-meta>
</file>